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8912c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6" style:family="paragraph" style:parent-style-name="Text_20_body" style:list-style-name="L1">
      <style:paragraph-properties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master-page-name="">
      <loext:graphic-properties draw:fill="none"/>
      <style:paragraph-properties fo:margin-left="0.1402in" fo:margin-right="0in" fo:margin-top="0in" fo:margin-bottom="0in" style:contextual-spacing="false" fo:line-height="115%" fo:text-indent="0in" style:auto-text-indent="false" style:page-number="auto" fo:background-color="transparent"/>
      <style:text-properties fo:font-weight="bold" officeooo:rsid="0004f1ca" officeooo:paragraph-rsid="0004f1ca" style:font-weight-asian="bold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0.1402in" fo:margin-right="0in" fo:margin-top="0in" fo:margin-bottom="0in" style:contextual-spacing="false" fo:line-height="115%" fo:text-indent="0in" style:auto-text-indent="false" style:page-number="auto" fo:background-color="transparent"/>
      <style:text-properties fo:font-weight="bold" officeooo:rsid="0004f1ca" officeooo:paragraph-rsid="00070d56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70d56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officeooo:rsid="00070d5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53. Minimum Deletions to Make String Balanced</text:h>
      <text:p text:style-name="P4">You are given a string <text:span text:style-name="Source_20_Text"><text:span text:style-name="T2">s</text:span></text:span> consisting only of characters <text:span text:style-name="Source_20_Text"><text:span text:style-name="T2">'a'</text:span></text:span> and <text:span text:style-name="Source_20_Text"><text:span text:style-name="T2">'b'</text:span></text:span>​​​​.</text:p>
      <text:p text:style-name="P4">You can delete any number of characters in <text:span text:style-name="Source_20_Text"><text:span text:style-name="T2">s</text:span></text:span> to make <text:span text:style-name="Source_20_Text"><text:span text:style-name="T2">s</text:span></text:span> <text:span text:style-name="Strong_20_Emphasis"><text:span text:style-name="T1">balanced</text:span></text:span>. <text:span text:style-name="Source_20_Text"><text:span text:style-name="T2">s</text:span></text:span> is <text:span text:style-name="Strong_20_Emphasis"><text:span text:style-name="T1">balanced</text:span></text:span> if there is no pair of indices <text:span text:style-name="Source_20_Text"><text:span text:style-name="T2">(i,j)</text:span></text:span> such that <text:span text:style-name="Source_20_Text"><text:span text:style-name="T2">i &lt; j</text:span></text:span> and <text:span text:style-name="Source_20_Text"><text:span text:style-name="T2">s[i] = 'b'</text:span></text:span> and <text:span text:style-name="Source_20_Text"><text:span text:style-name="T2">s[j]= 'a'</text:span></text:span>.</text:p>
      <text:p text:style-name="P4">Return 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deletions needed to make </text:span></text:span><text:span text:style-name="Source_20_Text"><text:span text:style-name="T2">s</text:span></text:span><text:span text:style-name="Emphasis"><text:span text:style-name="T1"> </text:span></text:span><text:span text:style-name="Emphasis"><text:span text:style-name="Strong_20_Emphasis"><text:span text:style-name="T1">balanced</text:span></text:span></text:span>.</text:p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s = "aababbab"</text:p>
      <text:p text:style-name="P3"><text:span text:style-name="Strong_20_Emphasis"><text:span text:style-name="T1">Output:</text:span></text:span> 2</text:p>
      <text:p text:style-name="P3"><text:span text:style-name="Strong_20_Emphasis"><text:span text:style-name="T1">Explanation:</text:span></text:span> You can either:</text:p>
      <text:p text:style-name="P3">Delete the characters at 0-indexed positions 2 and 6 ("aa<text:span text:style-name="T3">b</text:span>abb<text:span text:style-name="T3">a</text:span>b" -&gt; "aaabbb"), or</text:p>
      <text:p text:style-name="P2">Delete the characters at 0-indexed positions 3 and 6 ("aab<text:span text:style-name="T3">a</text:span>bb<text:span text:style-name="T3">a</text:span>b" -&gt; "aabbbb")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s = "bbaaaaabb"</text:p>
      <text:p text:style-name="P3"><text:span text:style-name="Strong_20_Emphasis"><text:span text:style-name="T1">Output:</text:span></text:span> 2</text:p>
      <text:p text:style-name="P2"><text:span text:style-name="Strong_20_Emphasis"><text:span text:style-name="T1">Explanation:</text:span></text:span> The only solution is to delete the first two characters.</text:p>
      <text:p text:style-name="P4"> </text:p>
      <text:p text:style-name="P4"><text:span text:style-name="Strong_20_Emphasis"><text:span text:style-name="T1">Constraints:</text:span></text:span></text:p>
      <text:list xml:id="list579485167" text:style-name="L1">
        <text:list-item>
          <text:p text:style-name="P5"><text:span text:style-name="Source_20_Text"><text:span text:style-name="T2">1 &lt;= s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s[i]</text:span></text:span> is <text:span text:style-name="Source_20_Text"><text:span text:style-name="T2">'a'</text:span></text:span> or <text:span text:style-name="Source_20_Text"><text:span text:style-name="T2">'b'</text:span></text:span>​​.</text:p>
        </text:list-item>
      </text:list>
      <text:p text:style-name="P7"/>
      <text:h text:style-name="P1" text:outline-level="1">1653. Minimum Deletions to Make String Balanced</text:h>
      <text:p text:style-name="P7">/*</text:p>
      <text:p text:style-name="P8">Brute force</text:p>
      <text:p text:style-name="P7"><text:s text:c="4"/>Time complexity: O(2n)=O(n)</text:p>
      <text:p text:style-name="P7"><text:s text:c="4"/>Extra space complexity: O(n)</text:p>
      <text:p text:style-name="P7">*/</text:p>
      <text:p text:style-name="P7">typedef std::vector&lt;int&gt; vi;</text:p>
      <text:p text:style-name="P7"/>
      <text:p text:style-name="P7">class Solution {</text:p>
      <text:p text:style-name="P7">public:</text:p>
      <text:p text:style-name="P7"><text:s text:c="4"/>int minimumDeletions(std::string s) {</text:p>
      <text:p text:style-name="P7"><text:s text:c="8"/>int n=s.size();</text:p>
      <text:p text:style-name="P7"><text:s text:c="8"/>vi suff_a_in_right(n,0);</text:p>
      <text:p text:style-name="P7"><text:s text:c="8"/>for(int i=n-2;i&gt;=0;--i){</text:p>
      <text:p text:style-name="P7"><text:s text:c="12"/>suff_a_in_right[i]+=(s[i+1]=='a')?suff_a_in_right[i+1]+1:suff_a_in_right[i+1];</text:p>
      <text:p text:style-name="P7"><text:s text:c="8"/>}</text:p>
      <text:p text:style-name="P7"/>
      <text:p text:style-name="P7"><text:s text:c="8"/>int b_in_left=0,ans=INT_MAX;</text:p>
      <text:p text:style-name="P7"/>
      <text:p text:style-name="P7"><text:s text:c="8"/>for(int i=0;i&lt;n;++i){</text:p>
      <text:p text:style-name="P7"><text:s text:c="12"/>ans=std::min(ans,b_in_left+suff_a_in_right[i]);</text:p>
      <text:p text:style-name="P7"><text:s text:c="12"/>if(s[i]=='b') b_in_left++;</text:p>
      <text:p text:style-name="P7"><text:s text:c="8"/>}</text:p>
      <text:p text:style-name="P7"/>
      <text:p text:style-name="P7"><text:s text:c="8"/>return ans;</text:p>
      <text:p text:style-name="P7"><text:s text:c="4"/>}</text:p>
      <text:p text:style-name="P7">};</text:p>
      <text:h text:style-name="P1" text:outline-level="1">1653. Minimum Deletions to Make String Balanced</text:h>
      <text:p text:style-name="P7">/*</text:p>
      <text:p text:style-name="P9">Brute force: <text:span text:style-name="T4">optimize space</text:span></text:p>
      <text:p text:style-name="P10"><text:s text:c="4"/>Time complexity: O(2n)=O(n)</text:p>
      <text:p text:style-name="P7"><text:s text:c="4"/>Extra space complexity: O(1)</text:p>
      <text:p text:style-name="P7">*/</text:p>
      <text:p text:style-name="P7">typedef std::vector&lt;int&gt; vi;</text:p>
      <text:p text:style-name="P7"/>
      <text:p text:style-name="P7">class Solution {</text:p>
      <text:p text:style-name="P7">public:</text:p>
      <text:p text:style-name="P7"><text:s text:c="4"/>int minimumDeletions(std::string s) {</text:p>
      <text:p text:style-name="P7"><text:s text:c="8"/>int n=s.size();</text:p>
      <text:p text:style-name="P7"/>
      <text:p text:style-name="P7"><text:s text:c="8"/>int total_a=0;</text:p>
      <text:p text:style-name="P7"><text:s text:c="8"/>for(auto&amp; c: s){</text:p>
      <text:p text:style-name="P7"><text:s text:c="12"/>if(c=='a') total_a++;</text:p>
      <text:p text:style-name="P7"><text:s text:c="8"/>}</text:p>
      <text:p text:style-name="P7"/>
      <text:p text:style-name="P7"><text:s text:c="8"/>int b_in_left=0,a_in_left=0,ans=INT_MAX;</text:p>
      <text:p text:style-name="P7"/>
      <text:p text:style-name="P7"><text:s text:c="8"/>for(int i=0;i&lt;n;++i){</text:p>
      <text:p text:style-name="P7"><text:s text:c="12"/>if(s[i]=='a') a_in_left++;</text:p>
      <text:p text:style-name="P7"><text:s text:c="12"/>ans=std::min(ans,b_in_left+(total_a-a_in_left));</text:p>
      <text:p text:style-name="P7"><text:s text:c="12"/>if(s[i]=='b') b_in_left++;</text:p>
      <text:p text:style-name="P7"><text:s text:c="8"/>}</text:p>
      <text:p text:style-name="P7"/>
      <text:p text:style-name="P7"><text:s text:c="8"/>return ans;</text:p>
      <text:p text:style-name="P7"><text:s text:c="4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2:23:46.861500818</meta:creation-date>
    <dc:date>2024-07-30T22:36:38.664050969</dc:date>
    <meta:editing-duration>PT12M5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242" meta:character-count="1932" meta:non-whitespace-character-count="1503"/>
  </office:meta>
</office:document-meta>
</file>